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paragraph-properties fo:padding="0.0193in" fo:border="0.06pt solid #d9d9e3"/>
    </style:style>
    <style:style style:name="P2" style:family="paragraph" style:parent-style-name="Text_20_body">
      <style:paragraph-properties fo:padding="0.0193in" fo:border="0.06pt solid #d9d9e3"/>
    </style:style>
    <style:style style:name="P3" style:family="paragraph" style:parent-style-name="Heading_20_3">
      <style:paragraph-properties fo:break-before="page" fo:padding="0.0193in" fo:border="0.06pt solid #d9d9e3"/>
    </style:style>
    <style:style style:name="P4" style:family="paragraph" style:parent-style-name="Text_20_body" style:list-style-name="L1">
      <style:paragraph-properties fo:padding="0.0193in" fo:border="0.06pt solid #d9d9e3"/>
    </style:style>
    <style:style style:name="T1" style:family="text">
      <style:text-properties loext:padding="0.0193in" loext:border="0.06pt solid #d9d9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aso 2: Movimiento de la Serpiente</text:h>
      <text:p text:style-name="P2">El siguiente paso es hacer que la serpiente se mueva. Para hacerlo, actualizaremos la posición de los segmentos en cada iteración del bucle del juego.</text:p>
      <text:p text:style-name="P2">Podemos manejar la dirección de la serpiente usando las teclas del teclado y actualizar la posición de la serpiente en consecuencia.</text:p>
      <text:h text:style-name="P1" text:outline-level="3">Paso 3: Comida para la Serpiente</text:h>
      <text:p text:style-name="P2">La serpiente necesita algo para comer. Crearemos "comida" en posiciones aleatorias en la pantalla. Cuando la serpiente come la comida, crecerá añadiendo un nuevo segmento.</text:p>
      <text:h text:style-name="P1" text:outline-level="3">Paso 4: Colisiones y Puntuación</text:h>
      <text:p text:style-name="P2">Debemos manejar las colisiones: cuando la serpiente choca contra sí misma o contra los bordes de la pantalla, el juego terminará. Además, cada vez que la serpiente come, aumentaremos la puntuación del jugador.</text:p>
      <text:h text:style-name="P1" text:outline-level="3">Paso 5: Mejoras y Fin del Juego</text:h>
      <text:p text:style-name="P2">Finalmente, podemos agregar una pantalla de inicio, una pantalla de fin de juego y cualquier otra mejora estética o funcional que desees.</text:p>
      <text:p text:style-name="Standard"/>
      <text:h text:style-name="P3" text:outline-level="3">Ideas para Mejorar y Diferenciar tu Juego de Snake</text:h>
      <text:list text:style-name="L1">
        <text:list-item>
          <text:p text:style-name="P4"><text:span text:style-name="Strong_20_Emphasis"><text:span text:style-name="T1">Niveles de Dificultad</text:span></text:span>: Podrías implementar niveles de dificultad que afecten la velocidad de la serpiente o la frecuencia con la que aparece la comida. A medida que el jugador avanza, el juego se hace más desafiante.</text:p>
        </text:list-item>
        <text:list-item>
          <text:p text:style-name="P4"><text:span text:style-name="Strong_20_Emphasis"><text:span text:style-name="T1">Power-Ups y Obstáculos</text:span></text:span>: Introduce elementos como power-ups que pueden hacer temporalmente a la serpiente más rápida, más lenta, o invulnerable. También podrías añadir obstáculos en el tablero que el jugador debe evitar.</text:p>
        </text:list-item>
        <text:list-item>
          <text:p text:style-name="P4"><text:span text:style-name="Strong_20_Emphasis"><text:span text:style-name="T1">Múltiples Serpientes</text:span></text:span>: Para un giro interesante, considera añadir más de una serpiente en el tablero. Esto podría ser para un modo de juego multijugador o para aumentar la dificultad en el modo de un solo jugador, con serpientes controladas por IA.</text:p>
        </text:list-item>
        <text:list-item>
          <text:p text:style-name="P4"><text:span text:style-name="Strong_20_Emphasis"><text:span text:style-name="T1">Temas y Personalización</text:span></text:span>: Permite a los jugadores personalizar el color o el estilo de la serpiente y elegir entre diferentes temas de fondo.</text:p>
        </text:list-item>
        <text:list-item>
          <text:p text:style-name="P4"><text:span text:style-name="Strong_20_Emphasis"><text:span text:style-name="T1">Tabla de Líderes</text:span></text:span>: Implementa una tabla de líderes para que los jugadores puedan ver cómo se comparan sus puntuaciones con las de otros jugadores. Esto podría requerir un backend si deseas que sea global, o simplemente podría ser una tabla de líderes local en el dispositivo del jugador.</text:p>
        </text:list-item>
        <text:list-item>
          <text:p text:style-name="P4"><text:span text:style-name="Strong_20_Emphasis"><text:span text:style-name="T1">Modos de Juego Alternativos</text:span></text:span>: Crea modos de juego que cambien los objetivos, como un modo de "supervivencia" donde el objetivo es simplemente mantenerse vivo el mayor tiempo posible, o un modo "contrarreloj" donde los jugadores deben comer una cierta cantidad de comida en el menor tiempo posible.</text:p>
        </text:list-item>
        <text:list-item>
          <text:p text:style-name="P4"><text:span text:style-name="Strong_20_Emphasis"><text:span text:style-name="T1">Animaciones y Efectos de Sonido</text:span></text:span>: Enriquece la experiencia del juego con animaciones suaves para el movimiento de la serpiente y efectos de sonido para comer, colisionar, y otros eventos importantes en el juego.</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Marathi1" style:font-family-complex="'Lohit Marath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14:03:19.430165115</meta:creation-date>
    <dc:date>2024-02-06T17:05:19.206250241</dc:date>
    <meta:editing-duration>PT2H15M31S</meta:editing-duration>
    <meta:editing-cycles>2</meta:editing-cycles>
    <meta:generator>LibreOffice/7.5.5.2$Linux_X86_64 LibreOffice_project/50$Build-2</meta:generator>
    <meta:document-statistic meta:table-count="0" meta:image-count="0" meta:object-count="0" meta:page-count="2" meta:paragraph-count="17" meta:word-count="426" meta:character-count="2605" meta:non-whitespace-character-count="2203"/>
  </office:meta>
</office:document-meta>
</file>